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f12e" officeooo:paragraph-rsid="001cf12e" style:font-size-asian="14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cf12e" officeooo:paragraph-rsid="001cf12e" style:font-size-asian="14pt" style:font-size-complex="14pt"/>
    </style:style>
    <style:style style:name="P4" style:family="paragraph" style:parent-style-name="Standard">
      <style:text-properties fo:font-size="14pt" officeooo:paragraph-rsid="001cf12e" style:font-size-asian="14pt" style:font-size-complex="14pt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4pt" style:font-size-asian="14pt" style:font-size-complex="14pt"/>
    </style:style>
    <style:style style:name="P6" style:family="paragraph" style:parent-style-name="Standard">
      <style:text-properties fo:font-size="12pt" officeooo:rsid="001cf12e" officeooo:paragraph-rsid="001cf12e" style:font-size-asian="10.5pt" style:font-size-complex="12pt"/>
    </style:style>
    <style:style style:name="P7" style:family="paragraph" style:parent-style-name="Standard">
      <style:text-properties officeooo:paragraph-rsid="001cf12e"/>
    </style:style>
    <style:style style:name="P8" style:family="paragraph" style:parent-style-name="Standard">
      <style:paragraph-properties fo:margin-left="0.4925in" fo:margin-right="0in" fo:text-indent="0in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cf12e"/>
    </style:style>
    <style:style style:name="T3" style:family="text">
      <style:text-properties officeooo:rsid="001e19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1. </text:span>Primary toode templateiks - Ühesõnaga see valik on vaja ringi teha, BoM mitte? </text:p>
      <text:p text:style-name="P7"/>
      <text:p text:style-name="P7"><text:span text:style-name="T2">2. </text:span>Duplikaadi kontrolli:</text:p>
      <text:p text:style-name="P7"><text:s/>- kirjelduse põhine</text:p>
      <text:p text:style-name="P7"><text:s/>- mida tähendab "(kas teha) mõõtude järgi + mingid asjad veel või ka lihtsalt tootekoodi järgi"</text:p>
      <text:p text:style-name="P7"><text:s/>- kas ma saan õigesti aru, et kontroll peaks olema valikuline - ehk nagu teises pooles kirjeldatud, domeeniga?</text:p>
      <text:p text:style-name="P4">- (mis on enrichment)</text:p>
      <text:p text:style-name="P3"/>
      <text:p text:style-name="P3">3. SO peal konfiguratsiooni muutmine peale esmast loomist</text:p>
      <text:p text:style-name="P7"><text:s/>- SOL peale konfiguraatori reference</text:p>
      <text:p text:style-name="P7"><text:s/>- (duplikaatide kontrollist tulenevad) kontrollid, millal võib muuta/kustutada</text:p>
      <text:p text:style-name="P3"><text:s/></text:p>
      <text:p text:style-name="P3">4. SO stateidel põhinevad puhastused ja lukustused</text:p>
      <text:p text:style-name="P7"><text:s text:c="2"/>- kui SO kinnitatud, ei saa konfiguratsiooni enam muuta</text:p>
      <text:p text:style-name="P3">- otsingutabeli saab puhastada, jätta alles ainult valitud toode.</text:p>
      <text:p text:style-name="P3"/>
      <text:p text:style-name="P3">5. Fixida vajadus vajutada tühjalt save nuppu:</text:p>
      <text:p text:style-name="P6"><text:s/>- uurida, kust tuleb, kas lihtne või raske parandada</text:p>
      <text:p text:style-name="P6"><text:s/>- parandada :D </text:p>
      <text:p text:style-name="P4"/>
      <text:p text:style-name="P4"/>
      <text:p text:style-name="P2"><text:s/><text:span text:style-name="T3">6</text:span><text:span text:style-name="T2">. </text:span>Logimine: </text:p>
      <text:p text:style-name="Standard"><text:s/>- Lisada "Log" funktsioon, mis on nagu cronidel logimise funktsioon, mis kirjutab ennast ir.logging tabelisse (ehk saab Pythonis välja kutsuda?)</text:p>
      <text:p text:style-name="Standard"><text:s/>- see võiks ka tglt helptextis olla?</text:p>
      <text:p text:style-name="Standard"/>
      <text:p text:style-name="P2"><text:span text:style-name="T3">7</text:span><text:span text:style-name="T2">. </text:span>EXEC CONTEXTI LISAMINE:</text:p>
      <text:p text:style-name="P2"><text:s/></text:p>
      <text:p text:style-name="P5">UoM-id exec contexti</text:p>
      <text:p text:style-name="P8"><text:s/>- Lisada kõikvõimalikud odoo Uom-id dictionarina</text:p>
      <text:p text:style-name="P8"><text:s/>- funktsioon(kogus, sisend_uom, väljund_uom) returns kogus in väljund_uom</text:p>
      <text:p text:style-name="P8"><text:s/>- Tootepõhine (template siis, ma eeldan?)</text:p>
      <text:p text:style-name="P8"><text:s/>- lisada helptexti</text:p>
      <text:p text:style-name="P8"><text:s/></text:p>
      <text:p text:style-name="P8"><text:span text:style-name="T1">Ümarduse funktsioonid</text:span>:</text:p>
      <text:p text:style-name="P8"><text:s/>- ümardamine ja floatide võrdlus</text:p>
      <text:p text:style-name="P8"><text:s/>- baasist küsimine (product price ja muid roundinguid) (Mis need kõik on, kust leian?)</text:p>
      <text:p text:style-name="P8"><text:s/></text:p>
      <text:p text:style-name="P5"><text:s/>Analüüs, mida veel:</text:p>
      <text:p text:style-name="P8"><text:s text:c="2"/>- collections?</text:p>
      <text:p text:style-name="P8"><text:s text:c="2"/>- itertools?</text:p>
      <text:p text:style-name="P8"><text:s text:c="2"/>- jt?</text:p>
      <text:p text:style-name="Standard"><text:s text:c="2"/></text:p>
      <text:p text:style-name="P2"><text:span text:style-name="T3">8</text:span><text:span text:style-name="T2">. </text:span>Operatsioonide bom lineide peale "consumed in operation" linkida operatsioonidega:</text:p>
      <text:p text:style-name="Standard"><text:s text:c="2"/>- NB! Lahtine</text:p>
      <text:p text:style-name="Standard">- <text:span text:style-name="T2">aga tegelikult ju oluline?</text:span></text:p>
      <text:p text:style-name="P7"/>
      <text:p text:style-name="Standard"><text:soft-page-break/><text:span text:style-name="T3">9</text:span><text:span text:style-name="T2">. </text:span>Primary valiku stock levelite sõltuvus SO väljadest</text:p>
      <text:p text:style-name="Standard"><text:s/>- stock level teha sõltuvaks SO peal valitud laost</text:p>
      <text:p text:style-name="Standard"><text:s/>- viia üle kõik väljad stock levelite arvutuskäiku, mida ka SOL-is kasutatakse</text:p>
      <text:p text:style-name="Standard"><text:s/>- STOCK LEVELID PEAVAD KONFIGURAATORI JA SO JA SOL ARVUTUSKÄIKUDE JÄRGI SAMAD OLEMA</text:p>
      <text:p text:style-name="Standard"><text:s/></text:p>
      <text:p text:style-name="Standard"><text:span text:style-name="T3">10</text:span><text:span text:style-name="T2">. </text:span>Konfiguraatorile SOL kogus</text:p>
      <text:p text:style-name="Standard"><text:s/>- võimalda määrata talade kogust (SOL-idele jõudvat)</text:p>
      <text:p text:style-name="Standard">- hiljem lisada ka kulu ja müügihinna arvutamise otse konfiguraatori peal enne kinnitamist</text:p>
      <text:p text:style-name="Standard"/>
      <text:p text:style-name="P3">1<text:span text:style-name="T3">1</text:span>? TOOTMISE ARENDUSED:</text:p>
      <text:p text:style-name="P6"><text:s/>- tootmisaknasse suuremat lisandit, kus saab komponente juurde registreerida, aga kontrollitakse, et TEMPLATE oleks sama. (ehk saab variatsiooni muuta, aga template sama)</text:p>
      <text:p text:style-name="Standard"><text:s/></text:p>
      <text:p text:style-name="Standard"/>
      <text:p text:style-name="P3"><text:span text:style-name="T3">12. </text:span>Lubada peita primary valikute One2many listi</text:p>
      <text:p text:style-name="P6"><text:s/>- SO peal wizadis, konfiguraatori all võimaldada listi peitmine </text:p>
      <text:p text:style-name="P6"/>
      <text:p text:style-name="P3"><text:span text:style-name="T3">13. </text:span>Inputide UI teha ilusaks</text:p>
      <text:p text:style-name="P6"><text:s/>- uut o2m list/line widgetit on vaja (keeruline?)</text:p>
      <text:p text:style-name="P6"><text:s/></text:p>
      <text:p text:style-name="P3"><text:span text:style-name="T3">14. </text:span>Müügihinna arvutus elegantsemaks</text:p>
      <text:p text:style-name="P6"><text:s/>- Analüüs kas tõsta müügihinna arvutamine eraldi või mitte (hetkel enrichmenti käigus)</text:p>
      <text:p text:style-name="P6"><text:s/></text:p>
      <text:p text:style-name="P3"><text:span text:style-name="T3">15. </text:span>Luua näited ja õppevideod</text:p>
      <text:p text:style-name="P6"><text:s/>- paremad ku iteamsi recordingud :)</text:p>
      <text:p text:style-name="P6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4:12:07.370615773</meta:creation-date>
    <dc:date>2023-07-06T14:40:33.410482532</dc:date>
    <meta:editing-duration>PT18M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6" meta:word-count="377" meta:character-count="2597" meta:non-whitespace-character-count="2215"/>
  </office:meta>
</office:document-meta>
</file>